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cc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cc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o n°2</text:p>
      <text:p text:style-name="P1"/>
      <text:p text:style-name="P2">Le Bluetooth</text:p>
      <text:p text:style-name="P2"/>
      <text:p text:style-name="P2"/>
      <text:p text:style-name="P3"/>
      <text:p text:style-name="P3"/>
      <text:p text:style-name="P4">L'objectif de ce projet et de créé un programme python permettant de réaliser un réseau Bluetooth décentralisé. Pour ce faire nous avons utilisé python 3,3 ainsi que la bibliothèque pyBluez.</text:p>
      <text:p text:style-name="P4"/>
      <text:p text:style-name="P4">Le programme possédé 2 fonction. La première fonction permet d'effectuer une recherche des périphérique Bluetooth adjacent, et il vérifiera qu'il peut établir la connexion avec ces périphériques.</text:p>
      <text:p text:style-name="P4"/>
      <text:p text:style-name="P4">La seconde option est une recherche avancée, le programme recherche tout les périphériques adjacents, et il leur demande de faire a leur tour la recherche d'autres périphériques (hormis ceux déjà découverts). Le programme établi alors un réseau décentralisé entre les différents appare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8T20:10:06.97</meta:creation-date>
    <meta:document-statistic meta:table-count="0" meta:image-count="0" meta:object-count="0" meta:page-count="1" meta:paragraph-count="5" meta:word-count="104" meta:character-count="701"/>
    <dc:date>2015-06-08T20:21:29.35</dc:date>
    <meta:editing-duration>PT11M23S</meta:editing-duration>
    <meta:editing-cycles>1</meta:editing-cycles>
    <meta:generator>OpenOffice/4.1.1$Win32 OpenOffice.org_project/411m6$Build-9775</meta:generator>
  </office:meta>
</office:document-meta>
</file>